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'DejaVu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ba3925" loext:opacity="100%" style:font-name="Open Sans" fo:letter-spacing="normal" fo:language="ca" fo:country="ES" fo:font-style="normal" fo:font-weight="normal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style:font-name="inherit" fo:font-size="9.60000038146973pt" fo:letter-spacing="normal" fo:language="ca" fo:country="ES" fo:font-style="normal" fo:font-weight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style:font-name="inherit" fo:font-size="9.60000038146973pt" fo:letter-spacing="normal" fo:language="ca" fo:country="ES" fo:font-style="normal" fo:font-weight="normal" officeooo:paragraph-rsid="0004f904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style:font-name="inherit" fo:font-size="9.60000038146973pt" fo:letter-spacing="normal" fo:language="ca" fo:country="ES" fo:font-style="normal" fo:font-weight="normal" officeooo:paragraph-rsid="000c27b9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style:font-name="inherit" fo:font-size="9.60000038146973pt" fo:letter-spacing="normal" fo:language="ca" fo:country="ES" fo:font-style="normal" fo:font-weight="normal" officeooo:rsid="000c27b9" officeooo:paragraph-rsid="000c27b9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</style:style>
    <style:style style:name="T1" style:family="text">
      <style:text-properties fo:font-size="7.19999980926514pt"/>
    </style:style>
    <style:style style:name="T2" style:family="text">
      <style:text-properties fo:font-size="7.19999980926514pt" officeooo:rsid="000c27b9"/>
    </style:style>
    <style:style style:name="T3" style:family="text">
      <style:text-properties officeooo:rsid="0004f904"/>
    </style:style>
    <style:style style:name="T4" style:family="text">
      <style:text-properties officeooo:rsid="000546ec"/>
    </style:style>
    <style:style style:name="T5" style:family="text">
      <style:text-properties officeooo:rsid="0006a075"/>
    </style:style>
    <style:style style:name="T6" style:family="text">
      <style:text-properties officeooo:rsid="00076d74"/>
    </style:style>
    <style:style style:name="T7" style:family="text">
      <style:text-properties officeooo:rsid="000a0c2e"/>
    </style:style>
    <style:style style:name="T8" style:family="text">
      <style:text-properties fo:font-variant="normal" fo:text-transform="none" style:font-name="inherit" fo:font-size="9.60000038146973pt" fo:letter-spacing="normal" fo:language="ca" fo:country="ES" fo:font-style="normal" fo:font-weight="normal" loext:padding="0cm" loext:border="none"/>
    </style:style>
    <style:style style:name="T9" style:family="text">
      <style:text-properties fo:font-variant="normal" fo:text-transform="none" style:font-name="inherit" fo:font-size="9.60000038146973pt" fo:letter-spacing="normal" fo:language="ca" fo:country="ES" fo:font-style="normal" fo:font-weight="normal" officeooo:rsid="000a0c2e" loext:padding="0cm" loext:border="none"/>
    </style:style>
    <style:style style:name="T10" style:family="text">
      <style:text-properties fo:font-variant="normal" fo:text-transform="none" style:font-name="inherit" fo:font-size="9.60000038146973pt" fo:letter-spacing="normal" fo:language="ca" fo:country="ES" fo:font-style="normal" fo:font-weight="normal" officeooo:rsid="000b590d" loext:padding="0cm" loext:border="none"/>
    </style:style>
    <style:style style:name="T11" style:family="text">
      <style:text-properties fo:font-variant="normal" fo:text-transform="none" style:font-name="inherit" fo:font-size="9.60000038146973pt" fo:letter-spacing="normal" fo:language="ca" fo:country="ES" fo:font-style="normal" fo:font-weight="normal" officeooo:rsid="000d57e3" loext:padding="0cm" loext:border="none"/>
    </style:style>
    <style:style style:name="T12" style:family="text">
      <style:text-properties officeooo:rsid="000b590d"/>
    </style:style>
    <style:style style:name="T13" style:family="text">
      <style:text-properties officeooo:rsid="000c27b9"/>
    </style:style>
    <style:style style:name="T14" style:family="text">
      <style:text-properties officeooo:rsid="000d57e3"/>
    </style:style>
    <style:style style:name="T15" style:family="text">
      <style:text-properties officeooo:rsid="000e3e76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a">
        <style:list-level-properties text:space-before="-0.499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trueexercicis-bases-de-numeraci"/>Exercicis → Bases de numeració</text:h>
      <text:list xml:id="list1537649038" text:style-name="L1">
        <text:list-item>
          <text:p text:style-name="P3">Converteix els següents números a decimal:</text:p>
          <text:list>
            <text:list-item>
              <text:p text:style-name="P4">101010<text:span text:style-name="T1">2 <text:s/></text:span>-<text:span text:style-name="T3">42</text:span></text:p>
            </text:list-item>
            <text:list-item>
              <text:p text:style-name="P4">2220<text:span text:style-name="T1">3 </text:span>-<text:span text:style-name="T3">78</text:span></text:p>
            </text:list-item>
            <text:list-item>
              <text:p text:style-name="P4">246<text:span text:style-name="T1">7 </text:span>-<text:span text:style-name="T3">132</text:span></text:p>
            </text:list-item>
            <text:list-item>
              <text:p text:style-name="P4">BA<text:span text:style-name="T1">12 </text:span>-<text:span text:style-name="T3">142</text:span></text:p>
            </text:list-item>
            <text:list-item>
              <text:p text:style-name="P4">21F<text:span text:style-name="T1">16 </text:span>-<text:span text:style-name="T3">543</text:span></text:p>
            </text:list-item>
            <text:list-item>
              <text:p text:style-name="P4">357<text:span text:style-name="T1">8 </text:span>-<text:span text:style-name="T3">239</text:span></text:p>
              <text:p text:style-name="P4"/>
            </text:list-item>
          </text:list>
        </text:list-item>
        <text:list-item>
          <text:p text:style-name="P3">Converteix els següents nombres en sistema decimal a binari:</text:p>
          <text:list>
            <text:list-item>
              <text:p text:style-name="P3">122 - <text:span text:style-name="T3">1111010</text:span></text:p>
            </text:list-item>
            <text:list-item>
              <text:p text:style-name="P3">343 - 101010111</text:p>
            </text:list-item>
            <text:list-item>
              <text:p text:style-name="P3">62 - <text:span text:style-name="T4">001111110</text:span></text:p>
            </text:list-item>
            <text:list-item>
              <text:p text:style-name="P3">10 - <text:span text:style-name="T4">1010</text:span></text:p>
            </text:list-item>
            <text:list-item>
              <text:p text:style-name="P3">101 -<text:span text:style-name="T4">01100101</text:span></text:p>
              <text:p text:style-name="P3"/>
            </text:list-item>
          </text:list>
        </text:list-item>
        <text:list-item>
          <text:p text:style-name="P3">Converteix els següents nombres a les bases indicades:</text:p>
          <text:list>
            <text:list-item>
              <text:p text:style-name="P3">23<text:span text:style-name="T1">4 </text:span>a base 16 - <text:s/><text:span text:style-name="T4">B</text:span></text:p>
            </text:list-item>
            <text:list-item>
              <text:p text:style-name="P3">64<text:span text:style-name="T1">8 </text:span>a base 2 <text:s/>- <text:s/><text:span text:style-name="T5">00110100</text:span></text:p>
            </text:list-item>
            <text:list-item>
              <text:p text:style-name="P3">1011<text:span text:style-name="T1">3 </text:span>a base 16 - <text:span text:style-name="T5">1</text:span><text:span text:style-name="T6">F</text:span></text:p>
            </text:list-item>
            <text:list-item>
              <text:p text:style-name="P3">EA1<text:span text:style-name="T1">16 </text:span>a base 2 - <text:span text:style-name="T5">11010100001</text:span></text:p>
            </text:list-item>
            <text:list-item>
              <text:p text:style-name="P3">600<text:span text:style-name="T1">8 </text:span>a base 16 -<text:span text:style-name="T5">180</text:span></text:p>
              <text:p text:style-name="P3"/>
            </text:list-item>
          </text:list>
        </text:list-item>
        <text:list-item>
          <text:p text:style-name="P3">Donat el següent número hexadecimal AFE007D respon a les següents preguntes:</text:p>
          <text:list>
            <text:list-item>
              <text:p text:style-name="P3">Quin és el valor del primer bit? <text:span text:style-name="T7">134217728</text:span></text:p>
            </text:list-item>
            <text:list-item>
              <text:p text:style-name="P3">Quin és el valor de l'últim bit? <text:s text:c="2"/><text:span text:style-name="T7">1</text:span></text:p>
            </text:list-item>
            <text:list-item>
              <text:p text:style-name="P3">Quin és el valor del setè bit? <text:s/><text:span text:style-name="T12">2097152</text:span></text:p>
            </text:list-item>
            <text:list-item>
              <text:p text:style-name="P7"><text:span text:style-name="T8">Quants bits ocuparia el nombre anterior? <text:s/></text:span><text:span text:style-name="T10">2</text:span><text:span text:style-name="T11">8</text:span></text:p>
              <text:p text:style-name="P7"><text:span text:style-name="T9"/></text:p>
            </text:list-item>
          </text:list>
        </text:list-item>
        <text:list-item>
          <text:p text:style-name="P3">Donat el següent número hexadecimal 10010A respon a les següents preguntes:</text:p>
          <text:list>
            <text:list-item>
              <text:p text:style-name="P7">Quin és el valor del primer bit? <text:span text:style-name="T12">1048576 </text:span></text:p>
            </text:list-item>
            <text:list-item>
              <text:p text:style-name="P3">Quin és el valor de l'últim bit? <text:span text:style-name="T12">0</text:span></text:p>
            </text:list-item>
            <text:list-item>
              <text:p text:style-name="P3">Quin és el valor del setè bit? <text:span text:style-name="T12">0</text:span></text:p>
            </text:list-item>
            <text:list-item>
              <text:p text:style-name="P3">Quants bits ocuparia el nombre anterior? <text:span text:style-name="T14">24</text:span></text:p>
              <text:p text:style-name="P3"/>
            </text:list-item>
          </text:list>
        </text:list-item>
        <text:list-item>
          <text:p text:style-name="P3">Dona un número en base deu major que 25 tal que si el pensem en binari té el penúltim bit igual a 0.</text:p>
          <text:p text:style-name="P6">1011 1111 1111 1111 1111 1100</text:p>
        </text:list-item>
        <text:list-item>
          <text:p text:style-name="P3">Calcula:</text:p>
          <text:list>
            <text:list-item>
              <text:p text:style-name="P5"><text:soft-page-break/>EF<text:span text:style-name="T1">16 </text:span>+ 1<text:span text:style-name="T1">16 <text:s/></text:span><text:span text:style-name="T13">F0</text:span></text:p>
            </text:list-item>
            <text:list-item>
              <text:p text:style-name="P5">1011<text:span text:style-name="T1">2 </text:span>+ 1<text:span text:style-name="T1">2 <text:s/></text:span>1<text:span text:style-name="T13">100</text:span></text:p>
            </text:list-item>
            <text:list-item>
              <text:p text:style-name="P5">A99<text:span text:style-name="T1">16 </text:span>+ 3<text:span text:style-name="T1">16 <text:s/></text:span>A<text:span text:style-name="T13">9C</text:span></text:p>
            </text:list-item>
            <text:list-item>
              <text:p text:style-name="P5">11111<text:span text:style-name="T1">2 </text:span>+ 10<text:span text:style-name="T1">2 <text:s/></text:span>1<text:span text:style-name="T13">00001</text:span></text:p>
            </text:list-item>
            <text:list-item>
              <text:p text:style-name="P5">EA0<text:span text:style-name="T1">16 </text:span>– 1<text:span text:style-name="T1">16 <text:s/></text:span><text:span text:style-name="T13">E9F</text:span></text:p>
            </text:list-item>
            <text:list-item>
              <text:p text:style-name="P5">10000<text:span text:style-name="T1">2 </text:span>– 1<text:span text:style-name="T1">2 <text:s/></text:span>1<text:span text:style-name="T13">111</text:span></text:p>
            </text:list-item>
          </text:list>
        </text:list-item>
        <text:list-item>
          <text:p text:style-name="P3">Converteix els següents nombres a les bases indicades:</text:p>
          <text:list>
            <text:list-item>
              <text:p text:style-name="P5">0.3125<text:span text:style-name="T1">10 </text:span>a base 2 <text:s/></text:p>
            </text:list-item>
            <text:list-item>
              <text:p text:style-name="P3">5,5<text:span text:style-name="T1">10 </text:span>a base 2</text:p>
            </text:list-item>
            <text:list-item>
              <text:p text:style-name="P3">11.011<text:span text:style-name="T1">2 </text:span>a base 10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'DejaVu Sans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09-25T16:33:58.755000000</dc:date>
    <meta:editing-duration>PT14M53S</meta:editing-duration>
    <meta:editing-cycles>6</meta:editing-cycles>
    <meta:document-statistic meta:table-count="0" meta:image-count="0" meta:object-count="0" meta:page-count="2" meta:paragraph-count="43" meta:word-count="280" meta:character-count="1302" meta:non-whitespace-character-count="1087"/>
  </office:meta>
</office:document-meta>
</file>